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9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626in"/>
    </style:style>
    <style:style style:name="co4" style:family="table-column">
      <style:table-column-properties fo:break-before="auto" style:column-width="5.3472in"/>
    </style:style>
    <style:style style:name="co5" style:family="table-column">
      <style:table-column-properties fo:break-before="auto" style:column-width="0.1965in"/>
    </style:style>
    <style:style style:name="co6" style:family="table-column">
      <style:table-column-properties fo:break-before="auto" style:column-width="0.272in"/>
    </style:style>
    <style:style style:name="co7" style:family="table-column">
      <style:table-column-properties fo:break-before="auto" style:column-width="1.6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31"/>
    <style:style style:name="ce2" style:family="table-cell" style:parent-style-name="Default" style:data-style-name="N130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4&quot;;&quot;16&quot;;&quot;64&quot;)" table:allow-empty-cell="true" table:display-list="unsorted" table:base-cell-address="'Timer 16'.B3">
          <table:error-message table:message-type="stop" table:display="true"/>
        </table:content-validation>
        <table:content-validation table:name="val2" table:condition="of:cell-content-is-in-list(&quot;8&quot;;&quot;9&quot;;&quot;10&quot;;&quot;11&quot;;&quot;12&quot;;&quot;13&quot;;&quot;14&quot;;&quot;15&quot;)" table:allow-empty-cell="true" table:display-list="unsorted" table:base-cell-address="'Timer 16'.B4">
          <table:error-message table:message-type="stop" table:display="true"/>
        </table:content-validation>
        <table:content-validation table:name="val3" table:condition="of:cell-content-is-whole-number() and cell-content()&lt;256" table:allow-empty-cell="true" table:base-cell-address="'Timer 16'.B9">
          <table:error-message table:message-type="stop" table:display="true"/>
        </table:content-validation>
        <table:content-validation table:name="val4" table:condition="of:cell-content-is-in-list(&quot;1&quot;;&quot;4&quot;;&quot;16&quot;;&quot;64&quot;)" table:allow-empty-cell="true" table:display-list="unsorted" table:base-cell-address="Timer2.B4">
          <table:error-message table:message-type="stop" table:display="true"/>
        </table:content-validation>
        <table:content-validation table:name="val5" table:condition="of:cell-content-is-whole-number() and cell-content()&lt;32" table:allow-empty-cell="true" table:base-cell-address="'Timer 16'.B4">
          <table:error-message table:message-type="stop" table:display="true"/>
        </table:content-validation>
      </table:content-validations>
      <table:table table:name="Timer 16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imer 16 Calculation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ILRC Frequency</text:p>
          </table:table-cell>
          <table:table-cell office:value-type="float" office:value="55867" calcext:value-type="float">
            <text:p>55867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T16 Clock</text:p>
          </table:table-cell>
          <table:table-cell office:value-type="string" calcext:value-type="string">
            <text:p>ILRC</text:p>
          </table:table-cell>
          <table:table-cell/>
        </table:table-row>
        <table:table-row table:style-name="ro2">
          <table:table-cell office:value-type="string" calcext:value-type="string">
            <text:p>T16 Clock Divider</text:p>
          </table:table-cell>
          <table:table-cell table:content-validation-name="val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T16 Trigger Bit</text:p>
          </table:table-cell>
          <table:table-cell table:content-validation-name="val2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T16 Edge Trigger</text:p>
          </table:table-cell>
          <table:table-cell office:value-type="string" calcext:value-type="string">
            <text:p>Rising Only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16 Count Frequency</text:p>
          </table:table-cell>
          <table:table-cell table:formula="of:=ILRC / T16M_CLK_DIV" office:value-type="float" office:value="55867" calcext:value-type="float">
            <text:p>55867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T16 Time To First Interrupt</text:p>
          </table:table-cell>
          <table:table-cell table:style-name="ce3" table:formula="of:=(POWER(2;T16M_INTSRC) / T16M_FREQ)" office:value-type="float" office:value="0.14663396996438" calcext:value-type="float">
            <text:p>0.147</text:p>
          </table:table-cell>
          <table:table-cell office:value-type="string" calcext:value-type="string">
            <text:p>seconds</text:p>
          </table:table-cell>
        </table:table-row>
        <table:table-row table:style-name="ro2">
          <table:table-cell office:value-type="string" calcext:value-type="string">
            <text:p>T16 Interrupt Frequency</text:p>
          </table:table-cell>
          <table:table-cell table:style-name="ce2" table:formula="of:=1/[.B9]" office:value-type="float" office:value="6.8197021484375" calcext:value-type="float">
            <text:p>6.8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LED Toggle Frequency</text:p>
          </table:table-cell>
          <table:table-cell table:style-name="ce2" table:formula="of:=[.B10]/2" office:value-type="float" office:value="3.40985107421875" calcext:value-type="float">
            <text:p>3.4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rofile Length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Play Length</text:p>
          </table:table-cell>
          <table:table-cell table:style-name="ce2" table:formula="of:=[.B13]*[.B9]" office:value-type="float" office:value="9.3845740777203" calcext:value-type="float">
            <text:p>9.4</text:p>
          </table:table-cell>
          <table:table-cell office:value-type="string" calcext:value-type="string">
            <text:p>seconds</text:p>
          </table:table-cell>
        </table:table-row>
      </table:table>
      <table:table table:name="Profile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5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lay Profiles</text:p>
          </table:table-cell>
          <table:covered-table-cell/>
          <table:table-cell table:number-columns-repeated="64"/>
        </table:table-row>
        <table:table-row table:style-name="ro2">
          <table:table-cell table:number-columns-repeated="66"/>
        </table:table-row>
        <table:table-row table:style-name="ro2">
          <table:table-cell office:value-type="string" calcext:value-type="string">
            <text:p>Motor is on when bit is 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Store profile in 64 bit number</text:p>
          </table:table-cell>
          <table:table-cell/>
          <table:table-cell table:style-name="ce1" office:value-type="string" calcext:value-type="string" table:number-columns-spanned="64" table:number-rows-spanned="1">
            <text:p>Bit</text:p>
          </table:table-cell>
          <table:covered-table-cell table:number-columns-repeated="63"/>
        </table:table-row>
        <table:table-row table:style-name="ro2">
          <table:table-cell office:value-type="string" calcext:value-type="string">
            <text:p>each bit on playback lasts 0.1s</text:p>
          </table:table-cell>
          <table:table-cell office:value-type="string" calcext:value-type="string">
            <text:p>reverse these in the c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Profile[0]</text:p>
          </table:table-cell>
          <table:table-cell table:formula="of:=COM.MICROSOFT.CONCAT([.C6:.BN6])" office:value-type="string" office:string-value="1100110011001111111111000000000010101010101010101010111111111111" calcext:value-type="string">
            <text:p>11001100110011111111110000000000101010101010101010101111111111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ofile[1]</text:p>
          </table:table-cell>
          <table:table-cell table:formula="of:=COM.MICROSOFT.CONCAT([.C7:.BN7])" office:value-type="string" office:string-value="1111111111111111111111111111111111111111111111111111111111111111" calcext:value-type="string">
            <text:p>1111111111111111111111111111111111111111111111111111111111111111</text:p>
          </table:table-cell>
          <table:table-cell table:number-columns-repeated="6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ofile[2]</text:p>
          </table:table-cell>
          <table:table-cell table:formula="of:=COM.MICROSOFT.CONCAT([.C8:.BN8])" office:value-type="string" office:string-value="1111111111111111111111111111111100110011001100110011001100110011" calcext:value-type="string">
            <text:p>1111111111111111111111111111111100110011001100110011001100110011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ofile[3]</text:p>
          </table:table-cell>
          <table:table-cell table:formula="of:=COM.MICROSOFT.CONCAT([.C9:.BN9])" office:value-type="string" office:string-value="1111001111001111001111001111001111001111001111001111001111111111" calcext:value-type="string">
            <text:p>111100111100111100111100111100111100111100111100111100111111111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ofile[4]</text:p>
          </table:table-cell>
          <table:table-cell table:formula="of:=COM.MICROSOFT.CONCAT([.C10:.BN10])" office:value-type="string" office:string-value="1010101010101010101010101010101010101010101010101010101010101010" calcext:value-type="string">
            <text:p>101010101010101010101010101010101010101010101010101010101010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file[5]</text:p>
          </table:table-cell>
          <table:table-cell table:formula="of:=COM.MICROSOFT.CONCAT([.C11:.BN11])" office:value-type="string" office:string-value="1110011100111001110011100111001110011100111001110011100111001111" calcext:value-type="string">
            <text:p>11100111001110011100111001110011100111001110011100111001110011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ofile[6]</text:p>
          </table:table-cell>
          <table:table-cell table:formula="of:=COM.MICROSOFT.CONCAT([.C12:.BN12])" office:value-type="string" office:string-value="1111111111111111111111111111111100000000000000001110000001110111" calcext:value-type="string">
            <text:p>1111111111111111111111111111111100000000000000001110000001110111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ofile[7]</text:p>
          </table:table-cell>
          <table:table-cell table:formula="of:=COM.MICROSOFT.CONCAT([.C13:.BN13])" office:value-type="string" office:string-value="1010101011111111000000001010101011111111000000000101010101010111" calcext:value-type="string">
            <text:p>1010101011111111000000001010101011111111000000000101010101010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Timer2" table:style-name="ta1">
        <table:table-column table:style-name="co7" table:default-cell-style-name="Default"/>
        <table:table-column table:style-name="co2" table:number-columns-repeated="2" table:default-cell-style-name="Default"/>
        <table:table-row table:style-name="ro2">
          <table:table-cell table:style-name="ce7" office:value-type="string" calcext:value-type="string" table:number-columns-spanned="3" table:number-rows-spanned="1">
            <text:p>LED Toggle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Clock Source Frequency</text:p>
          </table:table-cell>
          <table:table-cell office:value-type="float" office:value="55867" calcext:value-type="float">
            <text:p>55867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Bound Register</text:p>
          </table:table-cell>
          <table:table-cell table:content-validation-name="val3"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string" calcext:value-type="string">
            <text:p>Pre Scalar</text:p>
          </table:table-cell>
          <table:table-cell table:content-validation-name="val4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calar Register</text:p>
          </table:table-cell>
          <table:table-cell table:content-validation-name="val5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requency</text:p>
          </table:table-cell>
          <table:table-cell table:style-name="ce2" table:formula="of:=[.B2] / (2*([.B3]+1)*[.B4]*([.B5]+1))" office:value-type="float" office:value="6.95555278884462" calcext:value-type="float">
            <text:p>7.0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Interrupt Period</text:p>
          </table:table-cell>
          <table:table-cell table:style-name="ce3" table:formula="of:=(1/[.B6])/2" office:value-type="float" office:value="0.0718850126192565" calcext:value-type="float">
            <text:p>0.072</text:p>
          </table:table-cell>
          <table:table-cell office:value-type="string" calcext:value-type="string">
            <text:p>seconds</text:p>
          </table:table-cell>
        </table:table-row>
      </table:table>
      <table:table table:name="Timer3" table:style-name="ta1">
        <table:table-column table:style-name="co7" table:default-cell-style-name="Default"/>
        <table:table-column table:style-name="co2" table:number-columns-repeated="2" table:default-cell-style-name="Default"/>
        <table:table-row table:style-name="ro2">
          <table:table-cell table:style-name="ce7" office:value-type="string" calcext:value-type="string" table:number-columns-spanned="3" table:number-rows-spanned="1">
            <text:p>Vibration Switch Settling Delay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Clock Source Frequency</text:p>
          </table:table-cell>
          <table:table-cell office:value-type="float" office:value="55867" calcext:value-type="float">
            <text:p>55867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Bound Register</text:p>
          </table:table-cell>
          <table:table-cell table:content-validation-name="val3"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string" calcext:value-type="string">
            <text:p>Pre Scalar</text:p>
          </table:table-cell>
          <table:table-cell table:content-validation-name="val4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calar Register</text:p>
          </table:table-cell>
          <table:table-cell table:content-validation-name="val5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Frequency</text:p>
          </table:table-cell>
          <table:table-cell table:style-name="ce2" table:formula="of:=[.B2] / (2*([.B3]+1)*[.B4]*([.B5]+1))" office:value-type="float" office:value="1.98730079681275" calcext:value-type="float">
            <text:p>2.0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Interrupt Period</text:p>
          </table:table-cell>
          <table:table-cell table:style-name="ce3" table:formula="of:=(1/[.B6])/2" office:value-type="float" office:value="0.251597544167398" calcext:value-type="float">
            <text:p>0.252</text:p>
          </table:table-cell>
          <table:table-cell office:value-type="string" calcext:value-type="string">
            <text:p>seconds</text:p>
          </table:table-cell>
        </table:table-row>
      </table:table>
      <table:named-expressions>
        <table:named-range table:name="CB10_1" table:base-cell-address="$'Timer 16'.$B$5" table:cell-range-address="#REF!"/>
        <table:named-range table:name="DB0" table:base-cell-address="$'Timer 16'.$B$10" table:cell-range-address="#REF!"/>
        <table:named-range table:name="DB10_1" table:base-cell-address="$'Timer 16'.$B$9" table:cell-range-address="#REF!"/>
        <table:named-range table:name="F" table:base-cell-address="$'Timer 16'.$B$2" table:cell-range-address="#REF!"/>
        <table:named-range table:name="F_PWM" table:base-cell-address="$'Timer 16'.$B$6" table:cell-range-address="#REF!"/>
        <table:named-range table:name="ILRC" table:base-cell-address="$'Timer 16'.$B$1" table:cell-range-address="$'Timer 16'.$B$2"/>
        <table:named-range table:name="K" table:base-cell-address="$'Timer 16'.$B$4" table:cell-range-address="#REF!"/>
        <table:named-range table:name="P" table:base-cell-address="$'Timer 16'.$B$3" table:cell-range-address="#REF!"/>
        <table:named-range table:name="T16M_CLK_DIV" table:base-cell-address="$'Timer 16'.$B$3" table:cell-range-address="$'Timer 16'.$B$4"/>
        <table:named-range table:name="T16M_FREQ" table:base-cell-address="$'Timer 16'.$B$8" table:cell-range-address="$'Timer 16'.$B$8"/>
        <table:named-range table:name="T16M_INTSRC" table:base-cell-address="$'Timer 16'.$B$5" table:cell-range-address="$'Timer 16'.$B$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number number:decimal-places="15" number:min-decimal-places="15" number:min-integer-digits="1"/>
    </number:number-style>
    <number:number-style style:name="N142">
      <number:number number:decimal-places="16" number:min-decimal-places="16"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10" number:min-decimal-places="10" number:min-integer-digits="1"/>
    </number:number-style>
    <number:number-style style:name="N139">
      <number:number number:decimal-places="11" number:min-decimal-places="11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6:11:14.239328282</meta:creation-date>
    <dc:date>2023-02-26T16:40:55.987257643</dc:date>
    <meta:editing-duration>PT12H14M15S</meta:editing-duration>
    <meta:editing-cycles>20</meta:editing-cycles>
    <meta:generator>LibreOffice/7.5.0.3$Linux_X86_64 LibreOffice_project/50$Build-3</meta:generator>
    <meta:document-statistic meta:table-count="4" meta:cell-count="659" meta:object-count="0"/>
  </office:meta>
</office:document-meta>
</file>